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bfigure 3b shows a Probability Density Function of the Dimer Suppression Factor.</text:p>
      <text:p text:style-name="P1"/>
      <text:p text:style-name="P1">This curve is contained within the file Dimer_supression.txt. The first row represents the x-axis, the dimer suppression factor, as a percentage. The second row represents the y-axis, the probability density, which is arbitrarily sca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